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office:value-type="string" calcext:value-type="string">
            <text:p>Chattisgarh</text:p>
          </table:table-cell>
          <table:table-cell table:style-name="ce2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office:value-type="string" calcext:value-type="string">
            <text:p>Gujarat</text:p>
          </table:table-cell>
          <table:table-cell table:style-name="ce2" office:value-type="float" office:value="908.3333333" calcext:value-type="float">
            <text:p>908.3333333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office:value-type="string" calcext:value-type="string">
            <text:p>Haryana</text:p>
          </table:table-cell>
          <table:table-cell table:style-name="ce2" office:value-type="float" office:value="2150" calcext:value-type="float">
            <text:p>2150</text:p>
          </table:table-cell>
        </table:table-row>
        <table:table-row table:style-name="ro2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Himachal Pradesh</text:p>
          </table:table-cell>
          <table:table-cell table:style-name="ce2" office:value-type="float" office:value="2750" calcext:value-type="float">
            <text:p>275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Karnataka</text:p>
          </table:table-cell>
          <table:table-cell table:style-name="ce2" office:value-type="float" office:value="1660" calcext:value-type="float">
            <text:p>166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Kerala</text:p>
          </table:table-cell>
          <table:table-cell table:style-name="ce2" office:value-type="float" office:value="2300" calcext:value-type="float">
            <text:p>2300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Madhya Pradesh</text:p>
          </table:table-cell>
          <table:table-cell table:style-name="ce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office:value-type="string" calcext:value-type="string">
            <text:p>Odisha</text:p>
          </table:table-cell>
          <table:table-cell table:style-name="ce2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Punjab</text:p>
          </table:table-cell>
          <table:table-cell table:style-name="ce2"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Rajasthan</text:p>
          </table:table-cell>
          <table:table-cell table:style-name="ce2" office:value-type="float" office:value="3114.285714" calcext:value-type="float">
            <text:p>3114.285714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office:value-type="string" calcext:value-type="string">
            <text:p>Uttar Pradesh</text:p>
          </table:table-cell>
          <table:table-cell table:style-name="ce2" office:value-type="float" office:value="1417.857143" calcext:value-type="float">
            <text:p>1417.85714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office:value-type="string" calcext:value-type="string">
            <text:p>West Bengal</text:p>
          </table:table-cell>
          <table:table-cell table:style-name="ce2" office:value-type="float" office:value="2057.142857" calcext:value-type="float">
            <text:p>2057.14285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</table:table>
      <table:table table:name="On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/>
          <table:table-cell table:style-name="ce2" office:value-type="string" calcext:value-type="string">
            <text:p>Chattisgarh</text:p>
          </table:table-cell>
          <table:table-cell table:style-name="ce2" office:value-type="float" office:value="916.6666667" calcext:value-type="float">
            <text:p>916.6666667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Gujarat</text:p>
          </table:table-cell>
          <table:table-cell table:style-name="ce2" office:value-type="float" office:value="983.3333333" calcext:value-type="float">
            <text:p>983.3333333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Haryana</text:p>
          </table:table-cell>
          <table:table-cell table:style-name="ce2" office:value-type="float" office:value="833.3333333" calcext:value-type="float">
            <text:p>833.3333333</text:p>
          </table:table-cell>
        </table:table-row>
        <table:table-row table:style-name="ro2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/>
          <table:table-cell table:style-name="ce2" office:value-type="string" calcext:value-type="string">
            <text:p>Himachal Pradesh</text:p>
          </table:table-cell>
          <table:table-cell table:style-name="ce2" office:value-type="float" office:value="1400" calcext:value-type="float">
            <text:p>1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Karnataka</text:p>
          </table:table-cell>
          <table:table-cell table:style-name="ce2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table:style-name="ce2" office:value-type="string" calcext:value-type="string">
            <text:p>Kerala</text:p>
          </table:table-cell>
          <table:table-cell table:style-name="ce2" office:value-type="float" office:value="5400" calcext:value-type="float">
            <text:p>5400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ce2" office:value-type="string" calcext:value-type="string">
            <text:p>Madhya Pradesh</text:p>
          </table:table-cell>
          <table:table-cell table:style-name="ce2" office:value-type="float" office:value="512.5" calcext:value-type="float">
            <text:p>512.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ce2" office:value-type="string" calcext:value-type="string">
            <text:p>Odisha</text:p>
          </table:table-cell>
          <table:table-cell table:style-name="ce2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ce2" office:value-type="string" calcext:value-type="string">
            <text:p>Punjab</text:p>
          </table:table-cell>
          <table:table-cell table:style-name="ce2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ce2" office:value-type="string" calcext:value-type="string">
            <text:p>Rajasthan</text:p>
          </table:table-cell>
          <table:table-cell table:style-name="ce2" office:value-type="float" office:value="1242.857143" calcext:value-type="float">
            <text:p>1242.85714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table:style-name="ce2" office:value-type="string" calcext:value-type="string">
            <text:p>Uttar Pradesh</text:p>
          </table:table-cell>
          <table:table-cell table:style-name="ce2" office:value-type="float" office:value="1108.333333" calcext:value-type="float">
            <text:p>1108.33333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West Bengal</text:p>
          </table:table-cell>
          <table:table-cell table:style-name="ce2"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Thalayolaparambu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Sargipali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</table:table>
      <table:table table:name="Tom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2" office:value-type="string" calcext:value-type="string">
            <text:p>Chattisgarh</text:p>
          </table:table-cell>
          <table:table-cell table:style-name="ce2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style-name="ce2" office:value-type="string" calcext:value-type="string">
            <text:p>Gujarat</text:p>
          </table:table-cell>
          <table:table-cell table:style-name="ce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style-name="ce2" office:value-type="string" calcext:value-type="string">
            <text:p>Haryana</text:p>
          </table:table-cell>
          <table:table-cell table:style-name="ce2" office:value-type="float" office:value="933.3333333" calcext:value-type="float">
            <text:p>933.3333333</text:p>
          </table:table-cell>
        </table:table-row>
        <table:table-row table:style-name="ro2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style-name="ce2" office:value-type="string" calcext:value-type="string">
            <text:p>Himachal Pradesh</text:p>
          </table:table-cell>
          <table:table-cell table:style-name="ce2" office:value-type="float" office:value="2100" calcext:value-type="float">
            <text:p>2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Karnataka</text:p>
          </table:table-cell>
          <table:table-cell table:style-name="ce2" office:value-type="float" office:value="564.2857143" calcext:value-type="float">
            <text:p>564.2857143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style-name="ce2" office:value-type="string" calcext:value-type="string">
            <text:p>Kerala</text:p>
          </table:table-cell>
          <table:table-cell table:style-name="ce2" office:value-type="float" office:value="1866.666667" calcext:value-type="float">
            <text:p>1866.666667</text:p>
          </table:table-cell>
        </table:table-row>
        <table:table-row table:style-name="ro2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style-name="ce2" office:value-type="string" calcext:value-type="string">
            <text:p>Madhya Pradesh</text:p>
          </table:table-cell>
          <table:table-cell table:style-name="ce2"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Odisha</text:p>
          </table:table-cell>
          <table:table-cell table:style-name="ce2"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table:style-name="ce2" office:value-type="string" calcext:value-type="string">
            <text:p>Punjab</text:p>
          </table:table-cell>
          <table:table-cell table:style-name="ce2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table:style-name="ce2" office:value-type="string" calcext:value-type="string">
            <text:p>Rajasthan</text:p>
          </table:table-cell>
          <table:table-cell table:style-name="ce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2" office:value-type="string" calcext:value-type="string">
            <text:p>Uttar Pradesh</text:p>
          </table:table-cell>
          <table:table-cell table:style-name="ce2" office:value-type="float" office:value="903.5714286" calcext:value-type="float">
            <text:p>903.5714286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2" office:value-type="string" calcext:value-type="string">
            <text:p>West Bengal</text:p>
          </table:table-cell>
          <table:table-cell table:style-name="ce2" office:value-type="float" office:value="1571.428571" calcext:value-type="float">
            <text:p>1571.428571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Chhindwara(F&amp;V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480" calcext:value-type="float">
            <text:p>1480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30/04/202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1/05/2020</text:p>
          </table:table-cell>
          <table:table-cell office:value-type="float" office:value="860" calcext:value-type="float">
            <text:p>860</text:p>
          </table:table-cell>
          <table:table-cell office:value-type="float" office:value="1020" calcext:value-type="float">
            <text:p>1020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2/05/2020</text:p>
          </table:table-cell>
          <table:table-cell office:value-type="float" office:value="725" calcext:value-type="float">
            <text:p>725</text:p>
          </table:table-cell>
          <table:table-cell office:value-type="float" office:value="860" calcext:value-type="float">
            <text:p>86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4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6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</table:table>
      <table:table table:name="Pot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Chattisgarh</text:p>
          </table:table-cell>
          <table:table-cell table:style-name="ce2" office:value-type="float" office:value="1816.666667" calcext:value-type="float">
            <text:p>1816.666667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Gujarat</text:p>
          </table:table-cell>
          <table:table-cell table:style-name="ce2" office:value-type="float" office:value="1464.285714" calcext:value-type="float">
            <text:p>1464.285714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Haryana</text:p>
          </table:table-cell>
          <table:table-cell table:style-name="ce2" office:value-type="float" office:value="1566.666667" calcext:value-type="float">
            <text:p>1566.666667</text:p>
          </table:table-cell>
        </table:table-row>
        <table:table-row table:style-name="ro2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900" calcext:value-type="float">
            <text:p>1900</text:p>
          </table:table-cell>
          <table:table-cell/>
          <table:table-cell table:style-name="ce2" office:value-type="string" calcext:value-type="string">
            <text:p>Himachal Pradesh</text:p>
          </table:table-cell>
          <table:table-cell table:style-name="ce2" office:value-type="float" office:value="1685.714286" calcext:value-type="float">
            <text:p>1685.71428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Karnataka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30/04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office:value-type="string" calcext:value-type="string">
            <text:p>Kerala</text:p>
          </table:table-cell>
          <table:table-cell table:style-name="ce2" office:value-type="float" office:value="4200" calcext:value-type="float">
            <text:p>4200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1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office:value-type="string" calcext:value-type="string">
            <text:p>Madhya Pradesh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office:value-type="string" calcext:value-type="string">
            <text:p>Odisha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3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office:value-type="string" calcext:value-type="string">
            <text:p>Punjab</text:p>
          </table:table-cell>
          <table:table-cell table:style-name="ce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4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office:value-type="string" calcext:value-type="string">
            <text:p>Rajasthan</text:p>
          </table:table-cell>
          <table:table-cell table:style-name="ce2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office:value-type="string" calcext:value-type="string">
            <text:p>Uttar Pradesh</text:p>
          </table:table-cell>
          <table:table-cell table:style-name="ce2"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Rajkot(Ghee Peeth)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06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550" calcext:value-type="float">
            <text:p>155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office:value-type="string" calcext:value-type="string">
            <text:p>West Bengal</text:p>
          </table:table-cell>
          <table:table-cell table:style-name="ce2" office:value-type="float" office:value="1650" calcext:value-type="float">
            <text:p>16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Chhachrauli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1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Malur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3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4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5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Thirssur</text:p>
          </table:table-cell>
          <table:table-cell office:value-type="string" calcext:value-type="string">
            <text:p>Wadakkanchery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06/05/202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orena(F&amp;V)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Bona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2" office:value-type="string" calcext:value-type="string">
            <text:p>Rajasamand</text:p>
          </table:table-cell>
          <table:table-cell table:number-columns-repeated="2" office:value-type="string" calcext:value-type="string">
            <text:p>Potato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90" calcext:value-type="float">
            <text:p>1590</text:p>
          </table:table-cell>
          <table:table-cell office:value-type="float" office:value="1610" calcext:value-type="float">
            <text:p>161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615" calcext:value-type="float">
            <text:p>1615</text:p>
          </table:table-cell>
          <table:table-cell office:value-type="float" office:value="1635" calcext:value-type="float">
            <text:p>1635</text:p>
          </table:table-cell>
          <table:table-cell office:value-type="float" office:value="1625" calcext:value-type="float">
            <text:p>1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Siddharth Nagar</text:p>
          </table:table-cell>
          <table:table-cell office:value-type="string" calcext:value-type="string">
            <text:p>Soharatgarh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1625" calcext:value-type="float">
            <text:p>1625</text:p>
          </table:table-cell>
          <table:table-cell office:value-type="float" office:value="1645" calcext:value-type="float">
            <text:p>1645</text:p>
          </table:table-cell>
          <table:table-cell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1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2/05/2020</text:p>
          </table:table-cell>
          <table:table-cell office:value-type="float" office:value="1630" calcext:value-type="float">
            <text:p>163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3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Uttar Dinajpur</text:p>
          </table:table-cell>
          <table:table-cell office:value-type="string" calcext:value-type="string">
            <text:p>Islampur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04/05/2020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table:number-columns-repeated="3"/>
        </table:table-row>
      </table:table>
      <table:table table:name="Cabbage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office:value-type="string" calcext:value-type="string">
            <text:p>Chattisgarh</text:p>
          </table:table-cell>
          <table:table-cell table:style-name="ce2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office:value-type="string" calcext:value-type="string">
            <text:p>Gujarat</text:p>
          </table:table-cell>
          <table:table-cell table:style-name="ce2" office:value-type="float" office:value="392.8571429" calcext:value-type="float">
            <text:p>392.8571429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Haryana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Himachal Pradesh</text:p>
          </table:table-cell>
          <table:table-cell table:style-name="ce2" office:value-type="float" office:value="1016.666667" calcext:value-type="float">
            <text:p>1016.666667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Karnataka</text:p>
          </table:table-cell>
          <table:table-cell table:style-name="ce2" office:value-type="float" office:value="442.8571429" calcext:value-type="float">
            <text:p>442.8571429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string" calcext:value-type="string">
            <text:p>Kerala</text:p>
          </table:table-cell>
          <table:table-cell table:style-name="ce2" office:value-type="float" office:value="1633.333333" calcext:value-type="float">
            <text:p>1633.333333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office:value-type="string" calcext:value-type="string">
            <text:p>Madhya Pradesh</text:p>
          </table:table-cell>
          <table:table-cell table:style-name="ce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office:value-type="string" calcext:value-type="string">
            <text:p>Odisha</text:p>
          </table:table-cell>
          <table:table-cell table:style-name="ce2" office:value-type="float" office:value="1585.714286" calcext:value-type="float">
            <text:p>1585.714286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Punjab</text:p>
          </table:table-cell>
          <table:table-cell table:style-name="ce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Rajasthan</text:p>
          </table:table-cell>
          <table:table-cell table:style-name="ce2" office:value-type="float" office:value="478.5714286" calcext:value-type="float">
            <text:p>478.5714286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Dahod</text:p>
          </table:table-cell>
          <table:table-cell office:value-type="string" calcext:value-type="string">
            <text:p>Dahod(Veg. Market)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Uttar Pradesh</text:p>
          </table:table-cell>
          <table:table-cell table:style-name="ce2"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West Bengal</text:p>
          </table:table-cell>
          <table:table-cell table:style-name="ce2" office:value-type="float" office:value="791.4285714" calcext:value-type="float">
            <text:p>791.4285714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Ramanaga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30/04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Athirampuzh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P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Adam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1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3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4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bbage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60" calcext:value-type="float">
            <text:p>76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880" calcext:value-type="float">
            <text:p>880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40" calcext:value-type="float">
            <text:p>84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urdwan</text:p>
          </table:table-cell>
          <table:table-cell office:value-type="string" calcext:value-type="string">
            <text:p>Durgapu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</table:table>
      <table:table table:name="Cauliflower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office:value-type="string" calcext:value-type="string">
            <text:p>Chattisgarh</text:p>
          </table:table-cell>
          <table:table-cell table:style-name="ce2" office:value-type="float" office:value="2040" calcext:value-type="float">
            <text:p>204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Gujarat</text:p>
          </table:table-cell>
          <table:table-cell table:style-name="ce2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Vyr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office:value-type="string" calcext:value-type="string">
            <text:p>Haryana</text:p>
          </table:table-cell>
          <table:table-cell table:style-name="ce2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Vyr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office:value-type="string" calcext:value-type="string">
            <text:p>Himachal Pradesh</text:p>
          </table:table-cell>
          <table:table-cell table:style-name="ce2"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Karnataka</text:p>
          </table:table-cell>
          <table:table-cell table:style-name="ce2" office:value-type="float" office:value="833.3333333" calcext:value-type="float">
            <text:p>833.3333333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office:value-type="string" calcext:value-type="string">
            <text:p>Kerala</text:p>
          </table:table-cell>
          <table:table-cell table:style-name="ce2" office:value-type="float" office:value="3133.333333" calcext:value-type="float">
            <text:p>3133.333333</text:p>
          </table:table-cell>
        </table:table-row>
        <table:table-row table:style-name="ro2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Madhya Pradesh</text:p>
          </table:table-cell>
          <table:table-cell table:style-name="ce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office:value-type="string" calcext:value-type="string">
            <text:p>Odisha</text:p>
          </table:table-cell>
          <table:table-cell table:style-name="ce2" office:value-type="float" office:value="2800" calcext:value-type="float">
            <text:p>2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string" calcext:value-type="string">
            <text:p>Punjab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office:value-type="string" calcext:value-type="string">
            <text:p>Rajasthan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Uttar Pradesh</text:p>
          </table:table-cell>
          <table:table-cell table:style-name="ce2" office:value-type="float" office:value="1116.666667" calcext:value-type="float">
            <text:p>1116.666667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West Bengal</text:p>
          </table:table-cell>
          <table:table-cell table:style-name="ce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ore (Bandipalya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Panposh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Panposh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Tarntaran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Udaipur</text:p>
          </table:table-cell>
          <table:table-cell office:value-type="string" calcext:value-type="string">
            <text:p>Udaipur(F&amp;V)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1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2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3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4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Cauliflower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</table:table>
      <table:table table:name="Brinjal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Wk11</text:p>
          </table:table-cell>
          <table:table-cell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2" office:value-type="string" calcext:value-type="string">
            <text:p>Chattisgarh</text:p>
          </table:table-cell>
          <table:table-cell table:style-name="ce2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Gujarat</text:p>
          </table:table-cell>
          <table:table-cell table:style-name="ce2" office:value-type="float" office:value="366.6666667" calcext:value-type="float">
            <text:p>366.666666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Haryana</text:p>
          </table:table-cell>
          <table:table-cell table:style-name="ce2" office:value-type="float" office:value="1183.333333" calcext:value-type="float">
            <text:p>1183.333333</text:p>
          </table:table-cell>
          <table:table-cell/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30/04/20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office:value-type="string" calcext:value-type="string">
            <text:p>Himachal Pradesh</text:p>
          </table:table-cell>
          <table:table-cell table:style-name="ce2" office:value-type="float" office:value="1314.285714" calcext:value-type="float">
            <text:p>1314.285714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2" office:value-type="string" calcext:value-type="string">
            <text:p>Karnataka</text:p>
          </table:table-cell>
          <table:table-cell table:style-name="ce2" office:value-type="float" office:value="1014.285714" calcext:value-type="float">
            <text:p>1014.285714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2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style-name="ce2" office:value-type="string" calcext:value-type="string">
            <text:p>Kerala</text:p>
          </table:table-cell>
          <table:table-cell table:style-name="ce2" office:value-type="float" office:value="2533.333333" calcext:value-type="float">
            <text:p>2533.333333</text:p>
          </table:table-cell>
          <table:table-cell/>
        </table:table-row>
        <table:table-row table:style-name="ro2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2" office:value-type="string" calcext:value-type="string">
            <text:p>Madhya Prades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5/05/202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style-name="ce2" office:value-type="string" calcext:value-type="string">
            <text:p>Odisha</text:p>
          </table:table-cell>
          <table:table-cell table:style-name="ce2" office:value-type="float" office:value="1808.333333" calcext:value-type="float">
            <text:p>1808.333333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6/05/20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office:value-type="string" calcext:value-type="string">
            <text:p>Punjab</text:p>
          </table:table-cell>
          <table:table-cell table:style-name="ce2" office:value-type="float" office:value="920" calcext:value-type="float">
            <text:p>92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2" office:value-type="string" calcext:value-type="string">
            <text:p>Rajasthan</text:p>
          </table:table-cell>
          <table:table-cell table:style-name="ce2" office:value-type="float" office:value="1121.428571" calcext:value-type="float">
            <text:p>1121.428571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2" office:value-type="string" calcext:value-type="string">
            <text:p>Uttar Pradesh</text:p>
          </table:table-cell>
          <table:table-cell table:style-name="ce2" office:value-type="float" office:value="958.3333333" calcext:value-type="float">
            <text:p>958.3333333</text:p>
          </table:table-cell>
          <table:table-cell table:style-name="ce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/>
          <table:table-cell table:style-name="ce2" office:value-type="string" calcext:value-type="string">
            <text:p>West Bengal</text:p>
          </table:table-cell>
          <table:table-cell table:style-name="ce2" office:value-type="float" office:value="2225" calcext:value-type="float">
            <text:p>2225</text:p>
          </table:table-cell>
          <table:table-cell table:style-name="ce4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Solan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30/04/202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3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4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5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office:value-type="float" office:value="2800" calcext:value-type="float">
            <text:p>2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Patial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Patial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Patial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Patial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2" office:value-type="string" calcext:value-type="string">
            <text:p>Patial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Alwar(FV)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1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3/05/202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4/05/202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5/05/202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table:number-columns-repeated="2" office:value-type="string" calcext:value-type="string">
            <text:p>Brinjal</text:p>
          </table:table-cell>
          <table:table-cell office:value-type="string" calcext:value-type="string">
            <text:p>06/05/202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Sad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Round/Long</text:p>
          </table:table-cell>
          <table:table-cell office:value-type="string" calcext:value-type="string">
            <text:p>30/04/2020</text:p>
          </table:table-cell>
          <table:table-cell office:value-type="float" office:value="2300" calcext:value-type="float">
            <text:p>2300</text:p>
          </table:table-cell>
          <table:table-cell office:value-type="float" office:value="2600" calcext:value-type="float">
            <text:p>2600</text:p>
          </table:table-cell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Sad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Round/Long</text:p>
          </table:table-cell>
          <table:table-cell office:value-type="string" calcext:value-type="string">
            <text:p>04/05/2020</text:p>
          </table:table-cell>
          <table:table-cell office:value-type="float" office:value="1850" calcext:value-type="float">
            <text:p>185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Sad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Round/Long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Sadar</text:p>
          </table:table-cell>
          <table:table-cell office:value-type="string" calcext:value-type="string">
            <text:p>Brinjal</text:p>
          </table:table-cell>
          <table:table-cell office:value-type="string" calcext:value-type="string">
            <text:p>Round/Long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9T00:07:47.240288748</dc:date>
    <meta:editing-duration>PT57M36S</meta:editing-duration>
    <meta:editing-cycles>6</meta:editing-cycles>
    <meta:generator>LibreOffice/6.0.7.3$Linux_X86_64 LibreOffice_project/00m0$Build-3</meta:generator>
    <meta:document-statistic meta:table-count="7" meta:cell-count="3694" meta:object-count="0"/>
  </office:meta>
</office:document-meta>
</file>